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rrorCodeException.CustomErrorCodeException( String msg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rorCodeException.CustomErrorCod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